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3" svg:font-family="Arial" style:font-family-generic="swiss"/>
    <style:font-face style:name="Arial MT1" svg:font-family="'Arial MT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2" svg:font-family="'Arial MT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041cm" fo:margin-left="0.224cm" fo:margin-top="0cm" fo:margin-bottom="0cm" table:align="left" style:writing-mode="lr-tb"/>
    </style:style>
    <style:style style:name="Tabla1.A" style:family="table-column">
      <style:table-column-properties style:column-width="7.86cm"/>
    </style:style>
    <style:style style:name="Tabla1.B" style:family="table-column">
      <style:table-column-properties style:column-width="5.752cm"/>
    </style:style>
    <style:style style:name="Tabla1.1" style:family="table-row">
      <style:table-row-properties style:min-row-height="0.637cm" style:keep-together="true" fo:keep-together="auto"/>
    </style:style>
    <style:style style:name="Tabla1.A1" style:family="table-cell">
      <style:table-cell-properties fo:padding="0cm" fo:border-left="none" fo:border-right="none" fo:border-top="none" fo:border-bottom="0.026cm solid #808080"/>
    </style:style>
    <style:style style:name="Tabla1.2" style:family="table-row">
      <style:table-row-properties style:min-row-height="1.233cm" style:keep-together="true" fo:keep-together="auto"/>
    </style:style>
    <style:style style:name="Tabla1.A2" style:family="table-cell">
      <style:table-cell-properties fo:padding="0cm" fo:border-left="none" fo:border-right="none" fo:border-top="0.026cm solid #808080" fo:border-bottom="none"/>
    </style:style>
    <style:style style:name="Tabla1.3" style:family="table-row">
      <style:table-row-properties style:min-row-height="1.155cm" style:keep-together="true" fo:keep-together="auto"/>
    </style:style>
    <style:style style:name="Tabla1.A3" style:family="table-cell">
      <style:table-cell-properties fo:padding="0cm" fo:border="none"/>
    </style:style>
    <style:style style:name="Tabla1.4" style:family="table-row">
      <style:table-row-properties style:min-row-height="0.951cm" style:keep-together="true" fo:keep-together="auto"/>
    </style:style>
    <style:style style:name="Tabla1.5" style:family="table-row">
      <style:table-row-properties style:min-row-height="1.055cm" style:keep-together="true" fo:keep-together="auto"/>
    </style:style>
    <style:style style:name="Tabla1.6" style:family="table-row">
      <style:table-row-properties style:min-row-height="0.917cm" style:keep-together="true" fo:keep-together="auto"/>
    </style:style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fo:margin-top="0cm" fo:margin-bottom="0cm" fo:text-indent="0cm" style:auto-text-indent="false"/>
      <style:text-properties fo:color="#cccccc" style:font-name="Consolas" fo:font-size="10.5pt" fo:font-weight="normal" fo:background-color="#1f1f1f"/>
    </style:style>
    <style:style style:name="P3" style:family="paragraph" style:parent-style-name="Standard">
      <style:paragraph-properties fo:margin-left="0.995cm" fo:margin-right="0cm" fo:margin-top="0.132cm" fo:margin-bottom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.995cm" fo:margin-right="0cm" fo:margin-top="0.078cm" fo:margin-bottom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.995cm" fo:margin-right="0cm" fo:margin-top="0.079cm" fo:margin-bottom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.995cm" fo:margin-right="0cm" fo:margin-top="0.106cm" fo:margin-bottom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.995cm" fo:margin-right="0cm" fo:margin-top="0.104cm" fo:margin-bottom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1.386cm" fo:margin-right="0cm" fo:margin-top="0.078cm" fo:margin-bottom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1.386cm" fo:margin-right="0cm" fo:margin-top="0.079cm" fo:margin-bottom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.603cm" fo:margin-right="0cm" fo:margin-top="0.079cm" fo:margin-bottom="0cm" fo:text-align="start" style:justify-single-word="false" fo:text-indent="0cm" style:auto-text-indent="false"/>
    </style:style>
    <style:style style:name="P11" style:family="paragraph" style:parent-style-name="Standard">
      <style:paragraph-properties fo:margin-left="0.603cm" fo:margin-right="0cm" fo:margin-top="0.078cm" fo:margin-bottom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.603cm" fo:margin-right="0cm" fo:margin-top="0.104cm" fo:margin-bottom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.21cm" fo:margin-right="0cm" fo:margin-top="0.053cm" fo:margin-bottom="0cm" fo:text-align="start" style:justify-single-word="false" fo:text-indent="0cm" style:auto-text-indent="false"/>
    </style:style>
    <style:style style:name="P14" style:family="paragraph" style:parent-style-name="Text_20_body">
      <style:paragraph-properties fo:margin-left="0.21cm" fo:margin-right="0cm" fo:text-indent="0cm" style:auto-text-indent="false"/>
    </style:style>
    <style:style style:name="P15" style:family="paragraph" style:parent-style-name="Text_20_body" style:master-page-name="Converted1">
      <style:paragraph-properties fo:margin-left="0.21cm" fo:margin-right="0cm" fo:margin-top="0.131cm" fo:margin-bottom="0cm" fo:text-indent="0cm" style:auto-text-indent="false" style:page-number="auto"/>
    </style:style>
    <style:style style:name="P16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7" style:family="paragraph" style:parent-style-name="List_20_Paragraph" style:list-style-name="WWNum1">
      <style:paragraph-properties fo:margin-left="1.427cm" fo:margin-right="0cm" fo:margin-top="0.388cm" fo:margin-bottom="0cm" fo:line-height="100%" fo:text-align="start" style:justify-single-word="false" fo:text-indent="-0.582cm" style:auto-text-indent="false">
        <style:tab-stops>
          <style:tab-stop style:position="1.427cm"/>
        </style:tab-stops>
      </style:paragraph-properties>
    </style:style>
    <style:style style:name="P18" style:family="paragraph" style:parent-style-name="List_20_Paragraph" style:list-style-name="WWNum1">
      <style:paragraph-properties fo:margin-left="1.427cm" fo:margin-right="0cm" fo:margin-top="0.388cm" fo:margin-bottom="0cm" fo:line-height="0.4cm" fo:text-align="start" style:justify-single-word="false" fo:text-indent="-0.582cm" style:auto-text-indent="false">
        <style:tab-stops>
          <style:tab-stop style:position="1.427cm"/>
        </style:tab-stops>
      </style:paragraph-properties>
    </style:style>
    <style:style style:name="P19" style:family="paragraph" style:parent-style-name="List_20_Paragraph" style:list-style-name="WWNum1">
      <style:paragraph-properties fo:margin-left="1.427cm" fo:margin-right="0cm" fo:margin-top="0.39cm" fo:margin-bottom="0cm" fo:line-height="100%" fo:text-align="start" style:justify-single-word="false" fo:text-indent="-0.582cm" style:auto-text-indent="false">
        <style:tab-stops>
          <style:tab-stop style:position="1.427cm"/>
        </style:tab-stops>
      </style:paragraph-properties>
    </style:style>
    <style:style style:name="P20" style:family="paragraph" style:parent-style-name="List_20_Paragraph" style:list-style-name="WWNum1">
      <style:paragraph-properties fo:margin-left="2.064cm" fo:margin-right="0cm" fo:margin-top="0.388cm" fo:margin-bottom="0cm" fo:line-height="0.4cm" fo:text-align="start" style:justify-single-word="false" fo:text-indent="-0.584cm" style:auto-text-indent="false">
        <style:tab-stops>
          <style:tab-stop style:position="2.064cm"/>
        </style:tab-stops>
      </style:paragraph-properties>
    </style:style>
    <style:style style:name="P21" style:family="paragraph" style:parent-style-name="List_20_Paragraph" style:list-style-name="WWNum1">
      <style:paragraph-properties fo:margin-left="2.064cm" fo:margin-right="0cm" fo:margin-top="0cm" fo:margin-bottom="0cm" fo:line-height="0.397cm" fo:text-align="start" style:justify-single-word="false" fo:text-indent="-0.584cm" style:auto-text-indent="false">
        <style:tab-stops>
          <style:tab-stop style:position="2.064cm"/>
        </style:tab-stops>
      </style:paragraph-properties>
    </style:style>
    <style:style style:name="P22" style:family="paragraph" style:parent-style-name="List_20_Paragraph" style:list-style-name="WWNum1">
      <style:paragraph-properties fo:margin-left="2.064cm" fo:margin-right="0cm" fo:margin-top="0cm" fo:margin-bottom="0cm" fo:line-height="0.4cm" fo:text-align="start" style:justify-single-word="false" fo:text-indent="-0.584cm" style:auto-text-indent="false">
        <style:tab-stops>
          <style:tab-stop style:position="2.064cm"/>
        </style:tab-stops>
      </style:paragraph-properties>
    </style:style>
    <style:style style:name="P23" style:family="paragraph" style:parent-style-name="List_20_Paragraph" style:list-style-name="WWNum1">
      <style:paragraph-properties fo:margin-left="1.48cm" fo:margin-right="1.085cm" fo:margin-top="0.395cm" fo:margin-bottom="0cm" fo:line-height="98%" fo:text-align="start" style:justify-single-word="false" fo:text-indent="-0.635cm" style:auto-text-indent="false">
        <style:tab-stops>
          <style:tab-stop style:position="1.427cm"/>
          <style:tab-stop style:position="1.48cm"/>
        </style:tab-stops>
      </style:paragraph-properties>
    </style:style>
    <style:style style:name="P24" style:family="paragraph" style:parent-style-name="List_20_Paragraph" style:list-style-name="WWNum1">
      <style:paragraph-properties fo:margin-left="2.115cm" fo:margin-right="0.256cm" fo:margin-top="0.002cm" fo:margin-bottom="0cm" fo:line-height="98%" fo:text-align="start" style:justify-single-word="false" fo:text-indent="-0.635cm" style:auto-text-indent="false">
        <style:tab-stops>
          <style:tab-stop style:position="2.064cm"/>
          <style:tab-stop style:position="2.115cm"/>
        </style:tab-stops>
      </style:paragraph-properties>
    </style:style>
    <style:style style:name="P25" style:family="paragraph" style:parent-style-name="Table_20_Paragraph">
      <style:text-properties style:font-name="Times New Roman" fo:font-size="8pt" style:font-size-asian="8pt"/>
    </style:style>
    <style:style style:name="P26" style:family="paragraph" style:parent-style-name="Table_20_Paragraph">
      <style:paragraph-properties fo:margin-left="1.296cm" fo:margin-right="-0.026cm" fo:line-height="0.393cm" fo:text-indent="0cm" style:auto-text-indent="false"/>
    </style:style>
    <style:style style:name="P27" style:family="paragraph" style:parent-style-name="Table_20_Paragraph">
      <style:paragraph-properties fo:margin-top="0.476cm" fo:margin-bottom="0cm"/>
    </style:style>
    <style:style style:name="P28" style:family="paragraph" style:parent-style-name="Table_20_Paragraph">
      <style:paragraph-properties fo:margin-left="0.095cm" fo:margin-right="0cm" fo:margin-top="0.081cm" fo:margin-bottom="0cm" fo:text-indent="0cm" style:auto-text-indent="false"/>
    </style:style>
    <style:style style:name="P29" style:family="paragraph" style:parent-style-name="Table_20_Paragraph">
      <style:paragraph-properties fo:margin-left="0.095cm" fo:margin-right="6.265cm" fo:margin-top="0.266cm" fo:margin-bottom="0cm" fo:line-height="98%" fo:text-indent="0cm" style:auto-text-indent="false"/>
    </style:style>
    <style:style style:name="P30" style:family="paragraph" style:parent-style-name="Table_20_Paragraph">
      <style:paragraph-properties fo:margin-left="0cm" fo:margin-right="0.58cm" fo:margin-top="0.259cm" fo:margin-bottom="0cm" fo:text-align="end" style:justify-single-word="false" fo:text-indent="0cm" style:auto-text-indent="false"/>
    </style:style>
    <style:style style:name="P31" style:family="paragraph" style:parent-style-name="Table_20_Paragraph">
      <style:paragraph-properties fo:margin-left="0cm" fo:margin-right="0.58cm" fo:margin-top="0.081cm" fo:margin-bottom="0cm" fo:text-align="end" style:justify-single-word="false" fo:text-indent="0cm" style:auto-text-indent="false"/>
    </style:style>
    <style:style style:name="P32" style:family="paragraph" style:parent-style-name="Table_20_Paragraph">
      <style:paragraph-properties fo:margin-left="0.589cm" fo:margin-right="0cm" fo:margin-top="0.259cm" fo:margin-bottom="0cm" fo:text-indent="0cm" style:auto-text-indent="false"/>
    </style:style>
    <style:style style:name="P33" style:family="paragraph" style:parent-style-name="Table_20_Paragraph">
      <style:paragraph-properties fo:margin-left="0.589cm" fo:margin-right="0cm" fo:margin-top="0.081cm" fo:margin-bottom="0cm" fo:text-indent="0cm" style:auto-text-indent="false"/>
    </style:style>
    <style:style style:name="P34" style:family="paragraph" style:parent-style-name="Table_20_Paragraph">
      <style:paragraph-properties fo:margin-top="0.046cm" fo:margin-bottom="0cm"/>
      <style:text-properties style:font-name="Times New Roman" fo:font-size="10pt" style:font-size-asian="10pt"/>
    </style:style>
    <style:style style:name="P35" style:family="paragraph" style:parent-style-name="Table_20_Paragraph">
      <style:paragraph-properties fo:margin-top="0.187cm" fo:margin-bottom="0cm"/>
    </style:style>
    <style:style style:name="P36" style:family="paragraph" style:parent-style-name="Table_20_Paragraph">
      <style:paragraph-properties fo:margin-left="0.392cm" fo:margin-right="0cm" fo:margin-top="0.025cm" fo:margin-bottom="0cm" fo:line-height="0.325cm" fo:text-indent="0cm" style:auto-text-indent="false"/>
    </style:style>
    <style:style style:name="T1" style:family="text">
      <style:text-properties style:font-name="Arial MT" fo:font-size="10pt" style:font-size-asian="10pt"/>
    </style:style>
    <style:style style:name="T2" style:family="text">
      <style:text-properties style:font-name="Arial MT" fo:font-size="10pt" fo:letter-spacing="-0.009cm" style:font-size-asian="10pt"/>
    </style:style>
    <style:style style:name="T3" style:family="text">
      <style:text-properties style:font-name="Arial MT" fo:font-size="10pt" fo:letter-spacing="-0.004cm" style:font-size-asian="10pt"/>
    </style:style>
    <style:style style:name="T4" style:family="text">
      <style:text-properties style:font-name="Arial MT" fo:font-size="8.5pt" style:font-size-asian="8.5pt"/>
    </style:style>
    <style:style style:name="T5" style:family="text">
      <style:text-properties style:font-name="Arial MT" fo:font-size="8.5pt" fo:letter-spacing="-0.004cm" style:font-size-asian="8.5pt"/>
    </style:style>
    <style:style style:name="T6" style:family="text">
      <style:text-properties fo:font-size="10pt" style:font-size-asian="10pt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letter-spacing="-0.025cm" fo:font-weight="bold" style:font-size-asian="10pt" style:font-weight-asian="bold"/>
    </style:style>
    <style:style style:name="T9" style:family="text">
      <style:text-properties fo:font-size="10pt" fo:letter-spacing="-0.004cm" style:font-size-asian="10pt"/>
    </style:style>
    <style:style style:name="T10" style:family="text">
      <style:text-properties fo:font-size="10pt" fo:letter-spacing="-0.004cm" fo:font-weight="bold" style:font-size-asian="10pt" style:font-weight-asian="bold"/>
    </style:style>
    <style:style style:name="T11" style:family="text">
      <style:text-properties fo:font-size="10pt" fo:letter-spacing="-0.004cm" fo:font-weight="normal" style:font-size-asian="10pt" style:font-weight-asian="normal" style:font-weight-complex="normal"/>
    </style:style>
    <style:style style:name="T12" style:family="text">
      <style:text-properties fo:font-size="10pt" fo:letter-spacing="-0.009cm" style:font-size-asian="10pt"/>
    </style:style>
    <style:style style:name="T13" style:family="text">
      <style:text-properties fo:font-size="10pt" fo:letter-spacing="-0.009cm" fo:font-weight="bold" style:font-size-asian="10pt" style:font-weight-asian="bold"/>
    </style:style>
    <style:style style:name="T14" style:family="text">
      <style:text-properties fo:font-size="10pt" fo:letter-spacing="-0.007cm" style:font-size-asian="10pt"/>
    </style:style>
    <style:style style:name="T15" style:family="text">
      <style:text-properties fo:font-size="10pt" fo:letter-spacing="-0.005cm" style:font-size-asian="10pt"/>
    </style:style>
    <style:style style:name="T16" style:family="text">
      <style:text-properties fo:font-size="10pt" fo:letter-spacing="-0.012cm" style:font-size-asian="10pt"/>
    </style:style>
    <style:style style:name="T17" style:family="text">
      <style:text-properties fo:font-size="10pt" fo:letter-spacing="-0.011cm" style:font-size-asian="10pt"/>
    </style:style>
    <style:style style:name="T18" style:family="text">
      <style:text-properties fo:font-size="10pt" fo:letter-spacing="0.071cm" style:font-size-asian="10pt"/>
    </style:style>
    <style:style style:name="T19" style:family="text">
      <style:text-properties fo:letter-spacing="-0.009cm"/>
    </style:style>
    <style:style style:name="T20" style:family="text">
      <style:text-properties fo:font-size="12pt" fo:font-weight="bold" style:font-size-asian="12pt" style:font-weight-asian="bold"/>
    </style:style>
    <style:style style:name="T21" style:family="text">
      <style:text-properties fo:font-size="12pt" fo:letter-spacing="-0.009cm" fo:font-weight="bold" style:font-size-asian="12pt" style:font-weight-asian="bold"/>
    </style:style>
    <style:style style:name="T22" style:family="text">
      <style:text-properties fo:letter-spacing="-0.004cm"/>
    </style:style>
    <style:style style:name="T23" style:family="text">
      <style:text-properties fo:color="#800000" style:font-name="Arial MT" fo:font-size="8.5pt" fo:letter-spacing="-0.004cm" style:font-size-asian="8.5pt"/>
    </style:style>
    <style:style style:name="T24" style:family="text">
      <style:text-properties fo:color="#800000" style:font-name="Arial MT" fo:font-size="8.5pt" style:font-size-asian="8.5pt"/>
    </style:style>
    <style:style style:name="T25" style:family="text">
      <style:text-properties fo:color="#800000" style:font-name="Arial MT" fo:font-size="8.5pt" fo:letter-spacing="-0.007cm" style:font-size-asian="8.5pt"/>
    </style:style>
    <style:style style:name="T26" style:family="text">
      <style:text-properties fo:color="#800000" fo:font-size="8.5pt" style:font-size-asian="8.5pt"/>
    </style:style>
    <style:style style:name="T27" style:family="text">
      <style:text-properties fo:color="#800000" fo:font-size="8.5pt" fo:letter-spacing="-0.004cm" style:font-size-asian="8.5pt"/>
    </style:style>
    <style:style style:name="T28" style:family="text">
      <style:text-properties fo:color="#800000" fo:font-size="8.5pt" fo:letter-spacing="-0.009cm" style:font-size-asian="8.5pt"/>
    </style:style>
    <style:style style:name="T29" style:family="text">
      <style:text-properties fo:color="#800000" fo:font-size="8.5pt" fo:letter-spacing="-0.007cm" style:font-size-asian="8.5pt"/>
    </style:style>
    <style:style style:name="T30" style:family="text">
      <style:text-properties fo:color="#800000" fo:font-size="8.5pt" fo:letter-spacing="-0.011cm" style:font-size-asian="8.5pt"/>
    </style:style>
    <style:style style:name="T31" style:family="text">
      <style:text-properties fo:color="#800000" fo:font-size="8.5pt" fo:letter-spacing="-0.012cm" style:font-size-asian="8.5pt"/>
    </style:style>
    <style:style style:name="T32" style:family="text">
      <style:text-properties fo:color="#800000" fo:font-size="8.5pt" fo:letter-spacing="0.093cm" style:font-size-asian="8.5pt"/>
    </style:style>
    <style:style style:name="T33" style:family="text">
      <style:text-properties fo:color="#800000" fo:font-size="8.5pt" fo:letter-spacing="0.085cm" style:font-size-asian="8.5pt"/>
    </style:style>
    <style:style style:name="T34" style:family="text">
      <style:text-properties fo:font-size="8.5pt" style:font-size-asian="8.5pt"/>
    </style:style>
    <style:style style:name="T35" style:family="text">
      <style:text-properties fo:font-size="8.5pt" fo:letter-spacing="-0.009cm" style:font-size-asian="8.5pt"/>
    </style:style>
    <style:style style:name="T36" style:family="text">
      <style:text-properties fo:font-size="8.5pt" fo:letter-spacing="-0.007cm" style:font-size-asian="8.5pt"/>
    </style:style>
    <style:style style:name="T37" style:family="text">
      <style:text-properties fo:font-size="8.5pt" fo:letter-spacing="-0.004cm" style:font-size-asian="8.5pt"/>
    </style:style>
    <style:style style:name="T38" style:family="text">
      <style:text-properties fo:font-size="8.5pt" fo:letter-spacing="-0.016cm" style:font-size-asian="8.5pt"/>
    </style:style>
    <style:style style:name="T39" style:family="text">
      <style:text-properties fo:font-size="8.5pt" fo:letter-spacing="-0.019cm" style:font-size-asian="8.5pt"/>
    </style:style>
    <style:style style:name="T40" style:family="text">
      <style:text-properties fo:letter-spacing="-0.007cm"/>
    </style:style>
    <style:style style:name="T41" style:family="text">
      <style:text-properties fo:color="#e40000" style:font-name="Arial MT" fo:font-size="8.5pt" fo:letter-spacing="-0.004cm" style:font-size-asian="8.5pt"/>
    </style:style>
    <style:style style:name="T42" style:family="text">
      <style:text-properties fo:color="#e40000" fo:font-size="8.5pt" style:font-size-asian="8.5pt"/>
    </style:style>
    <style:style style:name="T43" style:family="text">
      <style:text-properties fo:color="#e40000" fo:font-size="8.5pt" fo:letter-spacing="-0.004cm" style:font-size-asian="8.5pt"/>
    </style:style>
    <style:style style:name="T44" style:family="text">
      <style:text-properties fo:color="#0000ff" style:font-name="Arial MT" fo:font-size="8.5pt" fo:letter-spacing="-0.004cm" style:font-size-asian="8.5pt"/>
    </style:style>
    <style:style style:name="T45" style:family="text">
      <style:text-properties fo:color="#0000ff" fo:font-size="8.5pt" style:font-size-asian="8.5pt"/>
    </style:style>
    <style:style style:name="T46" style:family="text">
      <style:text-properties fo:color="#0000ff" fo:font-size="8.5pt" fo:letter-spacing="-0.007cm" style:font-size-asian="8.5pt"/>
    </style:style>
    <style:style style:name="T47" style:family="text">
      <style:text-properties fo:color="#0000ff" fo:font-size="8.5pt" fo:letter-spacing="-0.004cm" style:font-size-asian="8.5pt"/>
    </style:style>
    <style:style style:name="T48" style:family="text">
      <style:text-properties fo:color="#0000ff" fo:font-size="8.5pt" fo:letter-spacing="-0.009cm" style:font-size-asian="8.5pt"/>
    </style:style>
    <style:style style:name="T49" style:family="text">
      <style:text-properties fo:color="#0000ff" fo:font-size="8.5pt" fo:letter-spacing="-0.012cm" style:font-size-asian="8.5pt"/>
    </style:style>
    <style:style style:name="T50" style:family="text">
      <style:text-properties fo:color="#0000ff" fo:font-size="8.5pt" fo:letter-spacing="-0.011cm" style:font-size-asian="8.5pt"/>
    </style:style>
    <style:style style:name="T51" style:family="text">
      <style:text-properties fo:letter-spacing="-0.012cm"/>
    </style:style>
    <style:style style:name="T52" style:family="text">
      <style:text-properties fo:letter-spacing="-0.005cm"/>
    </style:style>
    <style:style style:name="T53" style:family="text">
      <style:text-properties style:font-name="Arial1" fo:font-size="10pt" fo:font-weight="bold" style:font-size-asian="10pt" style:font-weight-asian="bold"/>
    </style:style>
    <style:style style:name="T54" style:family="text">
      <style:text-properties style:font-name="Arial1" fo:font-size="10pt" fo:font-style="italic" style:font-size-asian="10pt" style:font-style-asian="italic"/>
    </style:style>
    <style:style style:name="T55" style:family="text">
      <style:text-properties style:font-name="Arial1" fo:font-size="10pt" fo:letter-spacing="-0.004cm" fo:font-style="italic" style:font-size-asian="10pt" style:font-style-asian="italic"/>
    </style:style>
    <style:style style:name="T56" style:family="text">
      <style:text-properties style:font-name="Arial1" fo:font-size="10pt" fo:letter-spacing="-0.004cm" fo:font-weight="bold" style:font-size-asian="10pt" style:font-weight-asian="bold"/>
    </style:style>
    <style:style style:name="T57" style:family="text">
      <style:text-properties style:font-name="Arial1" fo:font-weight="bold" style:font-weight-asian="bold"/>
    </style:style>
    <style:style style:name="T58" style:family="text">
      <style:text-properties fo:letter-spacing="-0.018cm"/>
    </style:style>
    <style:style style:name="T59" style:family="text">
      <style:text-properties fo:color="#808080"/>
    </style:style>
    <style:style style:name="T60" style:family="text">
      <style:text-properties fo:color="#569cd6"/>
    </style:style>
    <style:style style:name="T61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5"/>
          </table:table-cell>
          <table:covered-table-cell/>
          <table:table-cell table:style-name="Tabla1.A1" table:number-columns-spanned="0" office:value-type="string">
            <text:p text:style-name="P26"><text:span text:style-name="T1">Prueba</text:span><text:span text:style-name="T2"> </text:span><text:span text:style-name="T1">M0373</text:span><text:span text:style-name="T2"> DTD</text:span></text:p>
          </table:table-cell>
        </table:table-row>
        <table:table-row table:style-name="Tabla1.2">
          <table:table-cell table:style-name="Tabla1.A2" office:value-type="string">
            <text:p text:style-name="P27"><text:span text:style-name="T20">Prueba M0373 </text:span><text:span text:style-name="T21">DTD</text:span></text:p>
          </table:table-cell>
          <table:table-cell table:style-name="Tabla1.A2" office:value-type="string">
            <text:p text:style-name="P25"/>
          </table:table-cell>
          <table:table-cell table:style-name="Tabla1.A2" table:number-columns-spanned="0" office:value-type="string">
            <text:p text:style-name="P25"/>
          </table:table-cell>
        </table:table-row>
        <table:table-row table:style-name="Tabla1.3">
          <table:table-cell table:style-name="Tabla1.A3" office:value-type="string">
            <text:p text:style-name="P29"><text:span text:style-name="T7">Nombe</text:span><text:span text:style-name="T8"> </text:span><text:span text:style-name="T7">y </text:span><text:span text:style-name="T10">apellido:</text:span><text:span text:style-name="T11">Juan Francisco Sanchez Castelblanque</text:span><text:span text:style-name="T10"> </text:span></text:p>
          </table:table-cell>
          <table:table-cell table:style-name="Tabla1.A3" office:value-type="string">
            <text:p text:style-name="P30"><text:span text:style-name="T10">Curso:</text:span></text:p>
          </table:table-cell>
          <table:table-cell table:style-name="Tabla1.A3" table:number-columns-spanned="0" office:value-type="string">
            <text:p text:style-name="P32"><text:span text:style-name="T1">DAM</text:span><text:span text:style-name="T2"> 1r</text:span></text:p>
          </table:table-cell>
        </table:table-row>
        <table:table-row table:style-name="Tabla1.4">
          <table:table-cell table:style-name="Tabla1.A3" office:value-type="string">
            <text:p text:style-name="P28"><text:span text:style-name="T10">E-mail:</text:span><text:span text:style-name="T11">juanfrancisco.sanchez.castel@gmail.com</text:span></text:p>
          </table:table-cell>
          <table:table-cell table:style-name="Tabla1.A3" office:value-type="string">
            <text:p text:style-name="P31"><text:span text:style-name="T10">Fecha:</text:span></text:p>
          </table:table-cell>
          <table:table-cell table:style-name="Tabla1.A3" table:number-columns-spanned="0" office:value-type="string">
            <text:p text:style-name="P33"><text:span text:style-name="T3">23.10.2024</text:span></text:p>
          </table:table-cell>
        </table:table-row>
        <table:table-row table:style-name="Tabla1.5">
          <table:table-cell table:style-name="Tabla1.A3" office:value-type="string">
            <text:p text:style-name="P34"/>
            <text:p text:style-name="Table_20_Paragraph"><text:span text:style-name="T7">1.</text:span><text:span text:style-name="T10"> </text:span><text:span text:style-name="T13">DTD</text:span></text:p>
          </table:table-cell>
          <table:table-cell table:style-name="Tabla1.A3" office:value-type="string">
            <text:p text:style-name="P25"/>
          </table:table-cell>
          <table:table-cell table:style-name="Tabla1.A3" table:number-columns-spanned="0" office:value-type="string">
            <text:p text:style-name="P25"/>
          </table:table-cell>
        </table:table-row>
        <table:table-row table:style-name="Tabla1.6">
          <table:table-cell table:style-name="Tabla1.A3" office:value-type="string">
            <text:p text:style-name="P35"><text:span text:style-name="T23">&lt;library&gt;</text:span></text:p>
            <text:p text:style-name="P36"><text:span text:style-name="T24">&lt;book</text:span><text:span text:style-name="T25"> </text:span><text:span text:style-name="T41">id</text:span><text:span text:style-name="T5">=</text:span><text:span text:style-name="T44">"A123"</text:span><text:span text:style-name="T23">&gt;</text:span></text:p>
          </table:table-cell>
          <table:table-cell table:style-name="Tabla1.A3" office:value-type="string">
            <text:p text:style-name="P25"/>
          </table:table-cell>
          <table:table-cell table:style-name="Tabla1.A3" table:number-columns-spanned="0" office:value-type="string">
            <text:p text:style-name="P25"/>
          </table:table-cell>
        </table:table-row>
      </table:table>
      <text:p text:style-name="P3"><text:span text:style-name="T26">&lt;title&gt;</text:span><text:span text:style-name="T34">Harry</text:span><text:span text:style-name="T35"> </text:span><text:span text:style-name="T34">Potter</text:span><text:span text:style-name="T35"> </text:span><text:span text:style-name="T34">and</text:span><text:span text:style-name="T35"> </text:span><text:span text:style-name="T34">the</text:span><text:span text:style-name="T35"> </text:span><text:span text:style-name="T34">Philosopher's</text:span><text:span text:style-name="T36"> </text:span><text:span text:style-name="T37">Stone</text:span><text:span text:style-name="T27">&lt;/title&gt;</text:span></text:p>
      <text:p text:style-name="P4"><text:span text:style-name="T26">&lt;available</text:span><text:span text:style-name="T28"> </text:span><text:span text:style-name="T42">time</text:span><text:span text:style-name="T34">=</text:span><text:span text:style-name="T45">"24"</text:span><text:span text:style-name="T46"> </text:span><text:span text:style-name="T43">units</text:span><text:span text:style-name="T37">=</text:span><text:span text:style-name="T47">"days"</text:span><text:span text:style-name="T27">/&gt;</text:span></text:p>
      <text:p text:style-name="P5"><text:span text:style-name="T27">&lt;authors&gt;</text:span></text:p>
      <text:p text:style-name="P8"><text:span text:style-name="T26">&lt;author&gt;</text:span><text:span text:style-name="T34">J.</text:span><text:span text:style-name="T35"> </text:span><text:span text:style-name="T34">K.</text:span><text:span text:style-name="T36"> </text:span><text:span text:style-name="T37">Rowling</text:span><text:span text:style-name="T27">&lt;/author&gt;</text:span></text:p>
      <text:p text:style-name="P6"><text:span text:style-name="T27">&lt;/authors&gt;</text:span></text:p>
      <text:p text:style-name="P4"><text:span text:style-name="T26">&lt;format</text:span><text:span text:style-name="T29"> </text:span><text:span text:style-name="T43">type</text:span><text:span text:style-name="T37">=</text:span><text:span text:style-name="T47">"Hardcover"</text:span><text:span text:style-name="T27">/&gt;</text:span></text:p>
      <text:p text:style-name="P5"><text:span text:style-name="T27">&lt;publication&gt;</text:span><text:span text:style-name="T37">1998</text:span><text:span text:style-name="T27">&lt;/publication&gt;</text:span></text:p>
      <text:p text:style-name="P4"><text:span text:style-name="T26">&lt;price</text:span><text:span text:style-name="T30"> </text:span><text:span text:style-name="T42">quantity</text:span><text:span text:style-name="T34">=</text:span><text:span text:style-name="T45">"16.99"</text:span><text:span text:style-name="T48"> </text:span><text:span text:style-name="T43">currency</text:span><text:span text:style-name="T37">=</text:span><text:span text:style-name="T47">"€"</text:span><text:span text:style-name="T27">/&gt;</text:span></text:p>
      <text:p text:style-name="P5"><text:span text:style-name="T26">&lt;discount</text:span><text:span text:style-name="T31"> </text:span><text:span text:style-name="T42">quantity</text:span><text:span text:style-name="T34">=</text:span><text:span text:style-name="T45">"0.12"</text:span><text:span text:style-name="T49"> </text:span><text:span text:style-name="T43">unit</text:span><text:span text:style-name="T37">=</text:span><text:span text:style-name="T47">"FACTOR"</text:span><text:span text:style-name="T27">/&gt;</text:span></text:p>
      <text:p text:style-name="P7"><text:span text:style-name="T27">&lt;link</text:span><text:span text:style-name="T32"> </text:span><text:span text:style-name="T43">href</text:span><text:span text:style-name="T37">=</text:span><text:span text:style-name="T47">"/exec/ISBN/978-0-7475-3269-</text:span><text:span text:style-name="T46">9"</text:span><text:span text:style-name="T29">/&gt;</text:span></text:p>
      <text:p text:style-name="P10"><text:span text:style-name="T27">&lt;/book&gt;</text:span></text:p>
      <text:p text:style-name="P10"><text:span text:style-name="T26">&lt;book</text:span><text:span text:style-name="T29"> </text:span><text:span text:style-name="T43">id</text:span><text:span text:style-name="T37">=</text:span><text:span text:style-name="T47">"A124"</text:span><text:span text:style-name="T27">&gt;</text:span></text:p>
      <text:p text:style-name="P4"><text:span text:style-name="T26">&lt;title&gt;</text:span><text:span text:style-name="T34">Harry</text:span><text:span text:style-name="T36"> </text:span><text:span text:style-name="T34">Potter</text:span><text:span text:style-name="T36"> </text:span><text:span text:style-name="T34">and</text:span><text:span text:style-name="T36"> </text:span><text:span text:style-name="T34">the</text:span><text:span text:style-name="T36"> </text:span><text:span text:style-name="T34">Chamber</text:span><text:span text:style-name="T36"> </text:span><text:span text:style-name="T34">of</text:span><text:span text:style-name="T36"> </text:span><text:span text:style-name="T37">Secrets</text:span><text:span text:style-name="T27">&lt;/title&gt;</text:span></text:p>
      <text:p text:style-name="P5"><text:span text:style-name="T26">&lt;available</text:span><text:span text:style-name="T28"> </text:span><text:span text:style-name="T42">time</text:span><text:span text:style-name="T34">=</text:span><text:span text:style-name="T45">"24"</text:span><text:span text:style-name="T46"> </text:span><text:span text:style-name="T43">units</text:span><text:span text:style-name="T37">=</text:span><text:span text:style-name="T47">"days"</text:span><text:span text:style-name="T27">/&gt;</text:span></text:p>
      <text:p text:style-name="P7"><text:span text:style-name="T27">&lt;authors&gt;</text:span></text:p>
      <text:p text:style-name="P9"><text:span text:style-name="T26">&lt;author&gt;</text:span><text:span text:style-name="T34">J.</text:span><text:span text:style-name="T35"> </text:span><text:span text:style-name="T34">K.</text:span><text:span text:style-name="T36"> </text:span><text:span text:style-name="T37">Rowling</text:span><text:span text:style-name="T27">&lt;/author&gt;</text:span></text:p>
      <text:p text:style-name="P4"><text:span text:style-name="T27">&lt;/authors&gt;</text:span></text:p>
      <text:p text:style-name="P5"><text:span text:style-name="T26">&lt;format</text:span><text:span text:style-name="T29"> </text:span><text:span text:style-name="T28">/&gt;</text:span></text:p>
      <text:p text:style-name="P4"><text:span text:style-name="T27">&lt;publication&gt;</text:span><text:span text:style-name="T37">1997</text:span><text:span text:style-name="T27">&lt;/publication&gt;</text:span></text:p>
      <text:p text:style-name="P6"><text:span text:style-name="T26">&lt;price</text:span><text:span text:style-name="T30"> </text:span><text:span text:style-name="T42">quantity</text:span><text:span text:style-name="T34">=</text:span><text:span text:style-name="T45">"15.99"</text:span><text:span text:style-name="T48"> </text:span><text:span text:style-name="T43">currency</text:span><text:span text:style-name="T37">=</text:span><text:span text:style-name="T47">"€"</text:span><text:span text:style-name="T27">/&gt;</text:span></text:p>
      <text:p text:style-name="P4"><text:span text:style-name="T26">&lt;discount</text:span><text:span text:style-name="T30"> </text:span><text:span text:style-name="T42">quantity</text:span><text:span text:style-name="T34">=</text:span><text:span text:style-name="T45">"5"</text:span><text:span text:style-name="T50"> </text:span><text:span text:style-name="T28">/&gt;</text:span></text:p>
      <text:p text:style-name="P5"><text:span text:style-name="T27">&lt;link</text:span><text:span text:style-name="T33"> </text:span><text:span text:style-name="T43">href</text:span><text:span text:style-name="T37">=</text:span><text:span text:style-name="T47">"/exec/ISBN/0-7475-3849-</text:span><text:span text:style-name="T46">2"</text:span><text:span text:style-name="T29">/&gt;</text:span></text:p>
      <text:p text:style-name="P11"><text:span text:style-name="T27">&lt;/book&gt;</text:span></text:p>
      <text:p text:style-name="P10"><text:span text:style-name="T26">&lt;book</text:span><text:span text:style-name="T29"> </text:span><text:span text:style-name="T43">id</text:span><text:span text:style-name="T37">=</text:span><text:span text:style-name="T47">"A125"</text:span><text:span text:style-name="T27">&gt;</text:span></text:p>
      <text:p text:style-name="P7"><text:span text:style-name="T26">&lt;title&gt;</text:span><text:span text:style-name="T34">Sleeping</text:span><text:span text:style-name="T38"> </text:span><text:span text:style-name="T37">Beauties</text:span><text:span text:style-name="T27">&lt;/title&gt;</text:span></text:p>
      <text:p text:style-name="P5"><text:span text:style-name="T26">&lt;available</text:span><text:span text:style-name="T28"> </text:span><text:span text:style-name="T42">time</text:span><text:span text:style-name="T34">=</text:span><text:span text:style-name="T45">"48"</text:span><text:span text:style-name="T46"> </text:span><text:span text:style-name="T43">units</text:span><text:span text:style-name="T37">=</text:span><text:span text:style-name="T47">"days"</text:span><text:span text:style-name="T27">/&gt;</text:span></text:p>
      <text:p text:style-name="P4"><text:span text:style-name="T27">&lt;authors&gt;</text:span></text:p>
      <text:p text:style-name="P9"><text:span text:style-name="T26">&lt;author&gt;</text:span><text:span text:style-name="T34">Stephen</text:span><text:span text:style-name="T39"> </text:span><text:span text:style-name="T37">King</text:span><text:span text:style-name="T27">&lt;/author&gt;</text:span></text:p>
      <text:p text:style-name="P8"><text:span text:style-name="T26">&lt;author&gt;</text:span><text:span text:style-name="T34">Owen</text:span><text:span text:style-name="T38"> </text:span><text:span text:style-name="T37">King</text:span><text:span text:style-name="T27">&lt;/author&gt;</text:span></text:p>
      <text:p text:style-name="P6"><text:span text:style-name="T27">&lt;/authors&gt;</text:span></text:p>
      <text:p text:style-name="P4"><text:span text:style-name="T26">&lt;format</text:span><text:span text:style-name="T29"> </text:span><text:span text:style-name="T43">type</text:span><text:span text:style-name="T37">=</text:span><text:span text:style-name="T47">"Paperback"</text:span><text:span text:style-name="T27">/&gt;</text:span></text:p>
      <text:p text:style-name="P5"><text:span text:style-name="T27">&lt;publication&gt;</text:span><text:span text:style-name="T37">1997</text:span><text:span text:style-name="T27">&lt;/publication&gt;</text:span></text:p>
      <text:p text:style-name="P4"><text:span text:style-name="T26">&lt;price</text:span><text:span text:style-name="T30"> </text:span><text:span text:style-name="T42">quantity</text:span><text:span text:style-name="T34">=</text:span><text:span text:style-name="T45">"15.99"</text:span><text:span text:style-name="T48"> </text:span><text:span text:style-name="T43">currency</text:span><text:span text:style-name="T37">=</text:span><text:span text:style-name="T47">"€"</text:span><text:span text:style-name="T27">/&gt;</text:span></text:p>
      <text:p text:style-name="P5"><text:span text:style-name="T27">&lt;link</text:span><text:span text:style-name="T33"> </text:span><text:span text:style-name="T43">href</text:span><text:span text:style-name="T37">=</text:span><text:span text:style-name="T47">"/exec/ISBN/0-7475-3849-</text:span><text:span text:style-name="T46">2"</text:span><text:span text:style-name="T29">/&gt;</text:span></text:p>
      <text:p text:style-name="P12"><text:span text:style-name="T27">&lt;/book&gt;</text:span></text:p>
      <text:p text:style-name="P13"><text:span text:style-name="T27">&lt;/library&gt;</text:span></text:p>
      <text:p text:style-name="P15"><text:span text:style-name="T22">Restricciones:</text:span></text:p>
      <text:list xml:id="list8291420692595085443" text:style-name="WWNum1">
        <text:list-item>
          <text:p text:style-name="P17"><text:span text:style-name="T6">Se</text:span><text:span text:style-name="T14"> </text:span><text:span text:style-name="T6">pide</text:span><text:span text:style-name="T15"> </text:span><text:span text:style-name="T6">hacer</text:span><text:span text:style-name="T14"> </text:span><text:span text:style-name="T6">una</text:span><text:span text:style-name="T15"> </text:span><text:span text:style-name="T6">validacion</text:span><text:span text:style-name="T14"> </text:span><text:span text:style-name="T6">en</text:span><text:span text:style-name="T15"> </text:span><text:span text:style-name="T6">un</text:span><text:span text:style-name="T14"> </text:span><text:span text:style-name="T6">fichero</text:span><text:span text:style-name="T15"> </text:span><text:span text:style-name="T9">externo.</text:span></text:p>
        </text:list-item>
        <text:list-item>
          <text:p text:style-name="P17"><text:span text:style-name="T6">Cada</text:span><text:span text:style-name="T14"> </text:span><text:span text:style-name="T6">libro</text:span><text:span text:style-name="T14"> </text:span><text:span text:style-name="T6">"</text:span><text:span text:style-name="T53">book</text:span><text:span text:style-name="T6">"</text:span><text:span text:style-name="T15"> </text:span><text:span text:style-name="T6">tiene</text:span><text:span text:style-name="T14"> </text:span><text:span text:style-name="T6">un</text:span><text:span text:style-name="T14"> </text:span><text:span text:style-name="T6">identificador</text:span><text:span text:style-name="T15"> </text:span><text:span text:style-name="T9">único.</text:span></text:p>
        </text:list-item>
        <text:list-item>
          <text:p text:style-name="P18"><text:span text:style-name="T6">El</text:span><text:span text:style-name="T16"> </text:span><text:span text:style-name="T6">element</text:span><text:span text:style-name="T14"> </text:span><text:span text:style-name="T6">"</text:span><text:span text:style-name="T53">available</text:span><text:span text:style-name="T6">"</text:span><text:span text:style-name="T14"> </text:span><text:span text:style-name="T6">no</text:span><text:span text:style-name="T14"> </text:span><text:span text:style-name="T6">contiene</text:span><text:span text:style-name="T14"> </text:span><text:span text:style-name="T6">datos,</text:span><text:span text:style-name="T14"> </text:span><text:span text:style-name="T6">però</text:span><text:span text:style-name="T14"> </text:span><text:span text:style-name="T6">si</text:span><text:span text:style-name="T14"> </text:span><text:span text:style-name="T6">que</text:span><text:span text:style-name="T14"> </text:span><text:span text:style-name="T6">contiene</text:span><text:span text:style-name="T14"> </text:span><text:span text:style-name="T6">dos</text:span><text:span text:style-name="T14"> </text:span><text:span text:style-name="T6">atributos</text:span><text:span text:style-name="T14"> </text:span><text:span text:style-name="T9">obligatorios:</text:span></text:p>
          <text:list>
            <text:list-item>
              <text:p text:style-name="P21"><text:span text:style-name="T6">"</text:span><text:span text:style-name="T53">time</text:span><text:span text:style-name="T6">"</text:span><text:span text:style-name="T14"> </text:span><text:span text:style-name="T6">para</text:span><text:span text:style-name="T15"> </text:span><text:span text:style-name="T6">indicar</text:span><text:span text:style-name="T15"> </text:span><text:span text:style-name="T6">una</text:span><text:span text:style-name="T15"> </text:span><text:span text:style-name="T9">cantidad</text:span></text:p>
            </text:list-item>
            <text:list-item>
              <text:p text:style-name="P22"><text:span text:style-name="T6">"</text:span><text:span text:style-name="T53">units</text:span><text:span text:style-name="T6">"</text:span><text:span text:style-name="T17"> </text:span><text:span text:style-name="T6">para</text:span><text:span text:style-name="T15"> </text:span><text:span text:style-name="T6">indicar</text:span><text:span text:style-name="T14"> </text:span><text:span text:style-name="T6">las</text:span><text:span text:style-name="T15"> </text:span><text:span text:style-name="T6">unidades</text:span><text:span text:style-name="T14"> </text:span><text:span text:style-name="T6">de</text:span><text:span text:style-name="T15"> </text:span><text:span text:style-name="T6">la</text:span><text:span text:style-name="T14"> </text:span><text:span text:style-name="T6">cantidad,</text:span><text:span text:style-name="T15"> </text:span><text:span text:style-name="T6">este</text:span><text:span text:style-name="T14"> </text:span><text:span text:style-name="T6">solo</text:span><text:span text:style-name="T15"> </text:span><text:span text:style-name="T6">puede</text:span><text:span text:style-name="T14"> </text:span><text:span text:style-name="T6">tener</text:span><text:span text:style-name="T15"> </text:span><text:span text:style-name="T6">los</text:span><text:span text:style-name="T14"> </text:span><text:span text:style-name="T6">valors</text:span><text:span text:style-name="T15"> </text:span><text:span text:style-name="T6">"</text:span><text:span text:style-name="T54">days</text:span><text:span text:style-name="T6">"</text:span><text:span text:style-name="T14"> </text:span><text:span text:style-name="T6">o</text:span><text:span text:style-name="T15"> </text:span><text:span text:style-name="T9">"</text:span><text:span text:style-name="T55">weeks</text:span><text:span text:style-name="T9">".</text:span></text:p>
            </text:list-item>
          </text:list>
        </text:list-item>
      </text:list>
      <text:p text:style-name="P14">Es<text:span text:style-name="T51"> </text:span>decir,<text:span text:style-name="T19"> </text:span>si<text:span text:style-name="T40"> </text:span><text:span text:style-name="T57">time</text:span>="24"<text:span text:style-name="T19"> </text:span>y<text:span text:style-name="T40"> </text:span><text:span text:style-name="T57">units</text:span>="days"<text:span text:style-name="T19"> </text:span>indica<text:span text:style-name="T40"> </text:span>que<text:span text:style-name="T19"> </text:span>está<text:span text:style-name="T19"> </text:span>disponible<text:span text:style-name="T19"> </text:span>durante<text:span text:style-name="T19"> </text:span>24<text:span text:style-name="T40"> </text:span><text:span text:style-name="T22">días.</text:span></text:p>
      <text:list xml:id="list30330377" text:continue-numbering="true" text:style-name="WWNum1">
        <text:list-item>
          <text:p text:style-name="P17"><text:span text:style-name="T6">Un</text:span><text:span text:style-name="T15"> </text:span><text:span text:style-name="T6">libro</text:span><text:span text:style-name="T15"> </text:span><text:span text:style-name="T6">puede</text:span><text:span text:style-name="T15"> </text:span><text:span text:style-name="T6">tener</text:span><text:span text:style-name="T15"> </text:span><text:span text:style-name="T6">uno</text:span><text:span text:style-name="T15"> </text:span><text:span text:style-name="T6">o</text:span><text:span text:style-name="T15"> </text:span><text:span text:style-name="T6">más</text:span><text:span text:style-name="T9"> autores.</text:span></text:p>
        </text:list-item>
        <text:list-item>
          <text:p text:style-name="P23"><text:span text:style-name="T6">El</text:span><text:span text:style-name="T15"> </text:span><text:span text:style-name="T6">elemento</text:span><text:span text:style-name="T15"> </text:span><text:span text:style-name="T6">"format"</text:span><text:span text:style-name="T15"> </text:span><text:span text:style-name="T6">no</text:span><text:span text:style-name="T15"> </text:span><text:span text:style-name="T6">contiene</text:span><text:span text:style-name="T15"> </text:span><text:span text:style-name="T6">datos,</text:span><text:span text:style-name="T15"> </text:span><text:span text:style-name="T6">però</text:span><text:span text:style-name="T15"> </text:span><text:span text:style-name="T6">puede</text:span><text:span text:style-name="T15"> </text:span><text:span text:style-name="T6">contener</text:span><text:span text:style-name="T15"> </text:span><text:span text:style-name="T6">el</text:span><text:span text:style-name="T15"> </text:span><text:span text:style-name="T6">atributo</text:span><text:span text:style-name="T18"> </text:span><text:span text:style-name="T6">"</text:span><text:span text:style-name="T53">type</text:span><text:span text:style-name="T6">"</text:span><text:span text:style-name="T15"> </text:span><text:span text:style-name="T6">(no</text:span><text:span text:style-name="T15"> </text:span><text:span text:style-name="T6">és</text:span><text:span text:style-name="T15"> </text:span><text:span text:style-name="T6">obligatori),</text:span><text:span text:style-name="T15"> </text:span><text:span text:style-name="T6">solo puede tener el valor "</text:span><text:span text:style-name="T54">Paperback</text:span><text:span text:style-name="T6">" o "</text:span><text:span text:style-name="T54">Hardcover</text:span><text:span text:style-name="T6">".</text:span></text:p>
        </text:list-item>
        <text:list-item>
          <text:p text:style-name="P17"><text:span text:style-name="T6">El</text:span><text:span text:style-name="T17"> </text:span><text:span text:style-name="T6">element</text:span><text:span text:style-name="T14"> </text:span><text:span text:style-name="T6">"</text:span><text:span text:style-name="T53">price</text:span><text:span text:style-name="T6">"</text:span><text:span text:style-name="T14"> </text:span><text:span text:style-name="T6">no</text:span><text:span text:style-name="T14"> </text:span><text:span text:style-name="T6">contiene</text:span><text:span text:style-name="T14"> </text:span><text:span text:style-name="T6">datos,</text:span><text:span text:style-name="T14"> </text:span><text:span text:style-name="T6">pero</text:span><text:span text:style-name="T14"> </text:span><text:span text:style-name="T6">si</text:span><text:span text:style-name="T14"> </text:span><text:span text:style-name="T6">que</text:span><text:span text:style-name="T14"> </text:span><text:span text:style-name="T6">contiene</text:span><text:span text:style-name="T14"> </text:span><text:span text:style-name="T6">dos</text:span><text:span text:style-name="T14"> </text:span><text:span text:style-name="T6">atributos</text:span><text:span text:style-name="T15"> </text:span><text:span text:style-name="T9">obligatorios:</text:span></text:p>
          <text:list>
            <text:list-item>
              <text:p text:style-name="P20"><text:span text:style-name="T9">"</text:span><text:span text:style-name="T56">quantity</text:span><text:span text:style-name="T9">"</text:span></text:p>
            </text:list-item>
            <text:list-item>
              <text:p text:style-name="P22"><text:span text:style-name="T9">"</text:span><text:span text:style-name="T56">currency</text:span><text:span text:style-name="T9">"</text:span></text:p>
            </text:list-item>
          </text:list>
        </text:list-item>
        <text:list-item>
          <text:p text:style-name="P17"><text:span text:style-name="T6">El</text:span><text:span text:style-name="T16"> </text:span><text:span text:style-name="T6">elemento</text:span><text:span text:style-name="T12"> </text:span><text:span text:style-name="T6">"</text:span><text:span text:style-name="T53">discount</text:span><text:span text:style-name="T6">"</text:span><text:span text:style-name="T14"> </text:span><text:span text:style-name="T6">puede</text:span><text:span text:style-name="T12"> </text:span><text:span text:style-name="T6">aparecer</text:span><text:span text:style-name="T12"> </text:span><text:span text:style-name="T6">o</text:span><text:span text:style-name="T14"> </text:span><text:span text:style-name="T12">no.</text:span></text:p>
          <text:list>
            <text:list-item>
              <text:p text:style-name="P20"><text:span text:style-name="T6">Si</text:span><text:span text:style-name="T12"> </text:span><text:span text:style-name="T6">aparece,</text:span><text:span text:style-name="T12"> </text:span><text:span text:style-name="T6">tiene</text:span><text:span text:style-name="T12"> </text:span><text:span text:style-name="T6">que</text:span><text:span text:style-name="T14"> </text:span><text:span text:style-name="T6">contener</text:span><text:span text:style-name="T12"> </text:span><text:span text:style-name="T6">obligatóriamente</text:span><text:span text:style-name="T12"> </text:span><text:span text:style-name="T6">el</text:span><text:span text:style-name="T12"> </text:span><text:span text:style-name="T6">atribut</text:span><text:span text:style-name="T14"> </text:span><text:span text:style-name="T9">"</text:span><text:span text:style-name="T56">quantity</text:span><text:span text:style-name="T9">".</text:span></text:p>
            </text:list-item>
            <text:list-item>
              <text:p text:style-name="P24"><text:span text:style-name="T6">Puede</text:span><text:span text:style-name="T15"> </text:span><text:span text:style-name="T6">tener</text:span><text:span text:style-name="T15"> </text:span><text:span text:style-name="T6">contener</text:span><text:span text:style-name="T15"> </text:span><text:span text:style-name="T6">el</text:span><text:span text:style-name="T15"> </text:span><text:span text:style-name="T6">atributo</text:span><text:span text:style-name="T15"> </text:span><text:span text:style-name="T6">"</text:span><text:span text:style-name="T53">unit</text:span><text:span text:style-name="T6">"</text:span><text:span text:style-name="T15"> </text:span><text:span text:style-name="T6">(no</text:span><text:span text:style-name="T15"> </text:span><text:span text:style-name="T6">es</text:span><text:span text:style-name="T15"> </text:span><text:span text:style-name="T6">obligatorio),</text:span><text:span text:style-name="T15"> </text:span><text:span text:style-name="T6">este</text:span><text:span text:style-name="T15"> </text:span><text:span text:style-name="T6">puede</text:span><text:span text:style-name="T15"> </text:span><text:span text:style-name="T6">tener</text:span><text:span text:style-name="T15"> </text:span><text:span text:style-name="T6">dos</text:span><text:span text:style-name="T15"> </text:span><text:span text:style-name="T6">valores,</text:span><text:span text:style-name="T15"> </text:span><text:span text:style-name="T6">"</text:span><text:span text:style-name="T54">PERCENT</text:span><text:span text:style-name="T6">"</text:span><text:span text:style-name="T15"> </text:span><text:span text:style-name="T6">o "</text:span><text:span text:style-name="T54">FACTOR</text:span><text:span text:style-name="T6">", y por defecte será "</text:span><text:span text:style-name="T54">PERCENT</text:span><text:span text:style-name="T6">".</text:span></text:p>
            </text:list-item>
          </text:list>
        </text:list-item>
        <text:list-item>
          <text:p text:style-name="P19"><text:span text:style-name="T6">El</text:span><text:span text:style-name="T17"> </text:span><text:span text:style-name="T6">elemento</text:span><text:span text:style-name="T14"> </text:span><text:span text:style-name="T6">"</text:span><text:span text:style-name="T53">link</text:span><text:span text:style-name="T6">"</text:span><text:span text:style-name="T14"> </text:span><text:span text:style-name="T6">no</text:span><text:span text:style-name="T14"> </text:span><text:span text:style-name="T6">contiene</text:span><text:span text:style-name="T15"> </text:span><text:span text:style-name="T6">datos,</text:span><text:span text:style-name="T14"> </text:span><text:span text:style-name="T6">pero</text:span><text:span text:style-name="T14"> </text:span><text:span text:style-name="T6">si</text:span><text:span text:style-name="T14"> </text:span><text:span text:style-name="T6">que</text:span><text:span text:style-name="T15"> </text:span><text:span text:style-name="T6">contiene</text:span><text:span text:style-name="T14"> </text:span><text:span text:style-name="T6">un</text:span><text:span text:style-name="T14"> </text:span><text:span text:style-name="T6">atributo</text:span><text:span text:style-name="T14"> </text:span><text:span text:style-name="T6">obliatorio,</text:span><text:span text:style-name="T15"> </text:span><text:span text:style-name="T9">"</text:span><text:span text:style-name="T56">href</text:span><text:span text:style-name="T9">".</text:span></text:p>
        </text:list-item>
      </text:list>
      <text:p text:style-name="P14">Añade<text:span text:style-name="T40"> </text:span>aquí<text:span text:style-name="T40"> </text:span>la<text:span text:style-name="T40"> </text:span>respuesta<text:span text:style-name="T40"> </text:span>(en<text:span text:style-name="T40"> </text:span>formato<text:span text:style-name="T52"> </text:span><text:span text:style-name="T22">texto):</text:span></text:p>
      <text:p text:style-name="P14"><text:span text:style-name="T22"/></text:p>
      <text:p text:style-name="P2"><text:span text:style-name="T58">&lt;?xml version="1.0" encoding="UTF-8"?&gt;</text:span></text:p>
      <text:p text:style-name="P1">&lt;!DOCTYPE library SYSTEM "juanFrancisco_Examen.dtd"&gt;</text:p>
      <text:p text:style-name="P1">--------------------------------------------------------</text:p>
      <text:p text:style-name="P1"><text:span text:style-name="T59">&lt;!</text:span><text:span text:style-name="T60">ELEMENT</text:span> library (book*)<text:span text:style-name="T59">&gt;</text:span></text:p>
      <text:p text:style-name="P1"><text:span text:style-name="T59">&lt;!</text:span><text:span text:style-name="T60">ELEMENT</text:span> book (title, available, authors, format, publication, price, discount?, link)<text:span text:style-name="T59">&gt;</text:span></text:p>
      <text:p text:style-name="P1"><text:span text:style-name="T59">&lt;!</text:span><text:span text:style-name="T60">ELEMENT</text:span> title (<text:span text:style-name="T60">#PCDATA</text:span>)<text:span text:style-name="T59">&gt;</text:span></text:p>
      <text:p text:style-name="P1"><text:span text:style-name="T59">&lt;!</text:span><text:span text:style-name="T60">ELEMENT</text:span> available <text:span text:style-name="T60">EMPTY</text:span><text:span text:style-name="T59">&gt;</text:span></text:p>
      <text:p text:style-name="P1"><text:span text:style-name="T59">&lt;!</text:span><text:span text:style-name="T60">ELEMENT</text:span> authors (author+)<text:span text:style-name="T59">&gt;</text:span></text:p>
      <text:p text:style-name="P1"><text:span text:style-name="T59">&lt;!</text:span><text:span text:style-name="T60">ELEMENT</text:span> author (<text:span text:style-name="T60">#PCDATA</text:span>)<text:span text:style-name="T59">&gt;</text:span></text:p>
      <text:p text:style-name="P1"><text:span text:style-name="T59">&lt;!</text:span><text:span text:style-name="T60">ELEMENT</text:span> format <text:span text:style-name="T60">EMPTY</text:span><text:span text:style-name="T59">&gt;</text:span></text:p>
      <text:p text:style-name="P1"><text:span text:style-name="T59">&lt;!</text:span><text:span text:style-name="T60">ELEMENT</text:span> publication (<text:span text:style-name="T60">#PCDATA</text:span>)<text:span text:style-name="T59">&gt;</text:span></text:p>
      <text:p text:style-name="P1"><text:span text:style-name="T59">&lt;!</text:span><text:span text:style-name="T60">ELEMENT</text:span> price <text:span text:style-name="T60">EMPTY</text:span><text:span text:style-name="T59">&gt;</text:span></text:p>
      <text:p text:style-name="P1"><text:span text:style-name="T59">&lt;!</text:span><text:span text:style-name="T60">ELEMENT</text:span> discount <text:span text:style-name="T60">EMPTY</text:span><text:span text:style-name="T59">&gt;</text:span></text:p>
      <text:p text:style-name="P1"><text:span text:style-name="T59">&lt;!</text:span><text:span text:style-name="T60">ELEMENT</text:span> link <text:span text:style-name="T60">EMPTY</text:span><text:span text:style-name="T59">&gt;</text:span></text:p>
      <text:p text:style-name="P1"><text:span text:style-name="T59">&lt;!</text:span><text:span text:style-name="T60">ATTLIST</text:span> book id<text:span text:style-name="T60"> ID</text:span> <text:span text:style-name="T60">#REQUIRED</text:span><text:span text:style-name="T59">&gt;</text:span></text:p>
      <text:p text:style-name="P1"><text:span text:style-name="T59">&lt;!</text:span><text:span text:style-name="T60">ATTLIST</text:span> available time<text:span text:style-name="T60"> NMTOKEN</text:span> <text:span text:style-name="T60">#REQUIRED</text:span><text:span text:style-name="T59">&gt;</text:span></text:p>
      <text:p text:style-name="P1"><text:span text:style-name="T59">&lt;!</text:span><text:span text:style-name="T60">ATTLIST</text:span> available units (days | weeks) <text:span text:style-name="T60">#REQUIRED</text:span><text:span text:style-name="T59">&gt;</text:span></text:p>
      <text:p text:style-name="P1"><text:span text:style-name="T59">&lt;!</text:span><text:span text:style-name="T60">ATTLIST</text:span> format type (Paperback | Hardcover) <text:span text:style-name="T60">#IMPLIED</text:span><text:span text:style-name="T59">&gt;</text:span></text:p>
      <text:p text:style-name="P1"><text:span text:style-name="T59">&lt;!</text:span><text:span text:style-name="T60">ATTLIST</text:span> price quantity<text:span text:style-name="T60"> NMTOKEN</text:span> <text:span text:style-name="T60">#REQUIRED</text:span><text:span text:style-name="T59">&gt;</text:span></text:p>
      <text:p text:style-name="P1"><text:span text:style-name="T59">&lt;!</text:span><text:span text:style-name="T60">ATTLIST</text:span> price currency<text:span text:style-name="T60"> CDATA</text:span> <text:span text:style-name="T60">#REQUIRED</text:span><text:span text:style-name="T59">&gt;</text:span></text:p>
      <text:p text:style-name="P1"><text:span text:style-name="T59">&lt;!</text:span><text:span text:style-name="T60">ATTLIST</text:span> discount quantity<text:span text:style-name="T60"> NMTOKEN</text:span> <text:span text:style-name="T60">#REQUIRED</text:span><text:span text:style-name="T59">&gt;</text:span></text:p>
      <text:p text:style-name="P1"><text:span text:style-name="T59">&lt;!</text:span><text:span text:style-name="T60">ATTLIST</text:span> discount unit (PERCENT | FACTOR) <text:span text:style-name="T61">"PERCENT"</text:span><text:span text:style-name="T59">&gt;</text:span></text:p>
      <text:p text:style-name="P1"><text:span text:style-name="T59">&lt;!</text:span><text:span text:style-name="T60">ATTLIST</text:span> link href<text:span text:style-name="T60"> CDATA</text:span> <text:span text:style-name="T60">#REQUIRED</text:span><text:span text:style-name="T59">&gt;</text:span></text:p>
      <text:p text:style-name="P16"><text:span text:style-name="T5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3" svg:font-family="Arial" style:font-family-generic="swiss"/>
    <style:font-face style:name="Arial MT1" svg:font-family="'Arial MT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2" svg:font-family="'Arial MT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MT" fo:language="en" fo:country="US" style:font-name-asian="Arial MT2" style:language-asian="en" style:country-asian="US" style:font-name-complex="Arial MT2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427cm" fo:margin-right="0cm" fo:margin-top="0.388cm" fo:margin-bottom="0cm" fo:text-indent="-0.582cm" style:auto-text-indent="false"/>
      <style:text-properties style:font-name="Arial MT" fo:font-size="10pt" fo:language="en" fo:country="US" style:font-name-asian="Arial MT2" style:font-size-asian="10pt" style:language-asian="en" style:country-asian="US" style:font-name-complex="Arial MT2" style:font-size-complex="10pt" style:language-complex="ar" style:country-complex="SA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427cm" fo:margin-right="0cm" fo:margin-top="0.388cm" fo:margin-bottom="0cm" fo:text-indent="-0.582cm" style:auto-text-indent="false"/>
      <style:text-properties style:font-name="Arial MT" fo:language="en" fo:country="US" style:font-name-asian="Arial MT2" style:language-asian="en" style:country-asian="US" style:font-name-complex="Arial MT2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style:font-name="Arial1" fo:language="en" fo:country="US" style:font-name-asian="Arial2" style:language-asian="en" style:country-asian="US" style:font-name-complex="Arial2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etter-spacing="normal" fo:language="en" fo:country="US" fo:font-style="normal" fo:font-weight="normal" style:font-name-asian="Arial MT2" style:font-size-asian="10pt" style:language-asian="en" style:country-asian="US" style:font-style-asian="normal" style:font-weight-asian="normal" style:font-name-complex="Arial MT2" style:font-size-complex="10pt" style:language-complex="ar" style:country-complex="SA" style:font-style-complex="normal" style:font-weight-complex="normal" style:text-scale="75%"/>
    </style:style>
    <style:style style:name="ListLabel_20_2" style:display-name="ListLabel 2" style:family="text">
      <style:text-properties fo:font-size="10pt" fo:letter-spacing="normal" fo:language="en" fo:country="US" fo:font-style="normal" fo:font-weight="normal" style:font-name-asian="Arial MT2" style:font-size-asian="10pt" style:language-asian="en" style:country-asian="US" style:font-style-asian="normal" style:font-weight-asian="normal" style:font-name-complex="Arial MT2" style:font-size-complex="10pt" style:language-complex="ar" style:country-complex="SA" style:font-style-complex="normal" style:font-weight-complex="normal" style:text-scale="35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□" text:bullet-char="□">
        <style:list-level-properties text:list-level-position-and-space-mode="label-alignment">
          <style:list-level-label-alignment text:label-followed-by="listtab" fo:text-indent="-0.586cm" fo:margin-left="1.482cm"/>
        </style:list-level-properties>
        <style:text-properties style:font-name="Arial MT1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584cm" fo:margin-left="2.064cm"/>
        </style:list-level-properties>
        <style:text-properties style:font-name="Arial MT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584cm" fo:margin-left="2.117cm"/>
        </style:list-level-properties>
      </text:list-level-style-bullet>
      <text:list-level-style-bullet text:level="4" text:style-name="ListLabel_20_3" style:num-suffix="•" text:bullet-char="•">
        <style:list-level-properties text:list-level-position-and-space-mode="label-alignment">
          <style:list-level-label-alignment text:label-followed-by="listtab" fo:text-indent="-0.584cm" fo:margin-left="4.157cm"/>
        </style:list-level-properties>
      </text:list-level-style-bullet>
      <text:list-level-style-bullet text:level="5" text:style-name="ListLabel_20_3" style:num-suffix="•" text:bullet-char="•">
        <style:list-level-properties text:list-level-position-and-space-mode="label-alignment">
          <style:list-level-label-alignment text:label-followed-by="listtab" fo:text-indent="-0.584cm" fo:margin-left="6.198cm"/>
        </style:list-level-properties>
      </text:list-level-style-bullet>
      <text:list-level-style-bullet text:level="6" text:style-name="ListLabel_20_3" style:num-suffix="•" text:bullet-char="•">
        <style:list-level-properties text:list-level-position-and-space-mode="label-alignment">
          <style:list-level-label-alignment text:label-followed-by="listtab" fo:text-indent="-0.584cm" fo:margin-left="8.241cm"/>
        </style:list-level-properties>
      </text:list-level-style-bullet>
      <text:list-level-style-bullet text:level="7" text:style-name="ListLabel_20_3" style:num-suffix="•" text:bullet-char="•">
        <style:list-level-properties text:list-level-position-and-space-mode="label-alignment">
          <style:list-level-label-alignment text:label-followed-by="listtab" fo:text-indent="-0.584cm" fo:margin-left="10.282cm"/>
        </style:list-level-properties>
      </text:list-level-style-bullet>
      <text:list-level-style-bullet text:level="8" text:style-name="ListLabel_20_3" style:num-suffix="•" text:bullet-char="•">
        <style:list-level-properties text:list-level-position-and-space-mode="label-alignment">
          <style:list-level-label-alignment text:label-followed-by="listtab" fo:text-indent="-0.584cm" fo:margin-left="12.324cm"/>
        </style:list-level-properties>
      </text:list-level-style-bullet>
      <text:list-level-style-bullet text:level="9" text:style-name="ListLabel_20_3" style:num-suffix="•" text:bullet-char="•">
        <style:list-level-properties text:list-level-position-and-space-mode="label-alignment">
          <style:list-level-label-alignment text:label-followed-by="listtab" fo:text-indent="-0.584cm" fo:margin-left="14.3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94cm" fo:margin-bottom="0.494cm" fo:margin-left="1.27cm" fo:margin-right="1.27cm" style:writing-mode="lr-tb" style:layout-grid-color="#c0c0c0" style:layout-grid-lines="2811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3T08:02:39</meta:creation-date>
    <dc:date>2024-10-23T10:06:39.72</dc:date>
    <meta:editing-duration>PT3M56S</meta:editing-duration>
    <meta:generator>OpenOffice/4.1.14$Win32 OpenOffice.org_project/4114m1$Build-9811</meta:generator>
    <dc:creator>jordi r</dc:creator>
    <meta:document-statistic meta:table-count="1" meta:image-count="0" meta:object-count="0" meta:page-count="2" meta:paragraph-count="87" meta:word-count="384" meta:character-count="3129"/>
    <meta:editing-cycles>1</meta:editing-cycles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